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5.5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 xml:id="id1" draw:id="id1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TEMA 6: LA MADERA Y SUS DERIVADOS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CONSTITU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 madera es una materia prima de origen vegetal</text:p>
              </text:list-item>
              <text:list-item>
                <text:p>Se obtiene del tronco de los árboles tras quitarles la corteza</text:p>
              </text:list-item>
              <text:list-item>
                <text:p>Está formada por celulosa y lignina</text:p>
              </text:list-item>
              <text:list-item>
                <text:p>Tiene una estructura formada por fibras estrechas y largas que se llaman vetas.</text:p>
              </text:list-item>
              <text:list-item>
                <text:p>Durante su crecimiento se forman anillos en el tronco, cada anillo equivale a un año de vida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PROPIEDAD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istencia mecánica</text:p>
              </text:list-item>
              <text:list-item>
                <text:p>Anisotropía</text:p>
              </text:list-item>
              <text:list-item>
                <text:p>Son blandas</text:p>
              </text:list-item>
              <text:list-item>
                <text:p>Fáciles de trabajar</text:p>
              </text:list-item>
              <text:list-item>
                <text:p>Buen aislante térmico, eléctrico y acústico</text:p>
              </text:list-item>
              <text:list-item>
                <text:p>Densidad baja</text:p>
              </text:list-item>
              <text:list-item>
                <text:p>Arde con facilidad</text:p>
              </text:list-item>
              <text:list-item>
                <text:p>Renovable</text:p>
              </text:list-item>
              <text:list-item>
                <text:p>Biodegradable</text:p>
              </text:list-item>
              <text:list-item>
                <text:p>Reciclable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PROCESO DE OBTENCIÓN DE LA MAD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/>Tala</text:p>
              </text:list-item>
              <text:list-item>
                <text:p><text:s/>Poda</text:p>
              </text:list-item>
              <text:list-item>
                <text:p><text:s/>Transporte</text:p>
              </text:list-item>
              <text:list-item>
                <text:p><text:s/>Descortezado</text:p>
              </text:list-item>
              <text:list-item>
                <text:p><text:s/>Tronzado</text:p>
              </text:list-item>
              <text:list-item>
                <text:p><text:s/>Secado</text:p>
              </text:list-item>
              <text:list-item>
                <text:p><text:s/>Cepillado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 xml:id="id5" draw:id="id5">
        <draw:frame presentation:style-name="pr5" draw:layer="layout" svg:width="25.199cm" svg:height="3.506cm" svg:x="1.4cm" svg:y="0.837cm" presentation:class="title">
          <draw:text-box>
            <text:p>CLASIFICACIÓN DE LA MADERA</text:p>
          </draw:text-box>
        </draw:frame>
        <draw:frame presentation:style-name="pr6" draw:layer="layout" svg:width="25.199cm" svg:height="5.809cm" svg:x="1.4cm" svg:y="4.914cm" presentation:class="outline">
          <draw:text-box>
            <text:p>MADERAS NATURALES</text:p>
            <text:list text:style-name="L3">
              <text:list-item>
                <text:p>Maderas duras</text:p>
              </text:list-item>
              <text:list-item>
                <text:p>Maderas blandas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p>MADERAS ARTIFICIALES O PREFABRICADAS</text:p>
            <text:list text:style-name="L3">
              <text:list-item>
                <text:p>Madera contrachapada</text:p>
              </text:list-item>
              <text:list-item>
                <text:p>Madera aglomerada</text:p>
              </text:list-item>
              <text:list-item>
                <text:p>Tableros de fibras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4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IVADOS DE LA MADERA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3">
              <text:list-item>
                <text:p>Papel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3">
              <text:list-item>
                <text:p>Cartón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7:32:06.424000000</meta:creation-date>
    <dc:date>2015-07-26T17:41:58.422000000</dc:date>
    <meta:editing-duration>PT9M52S</meta:editing-duration>
    <meta:editing-cycles>1</meta:editing-cycles>
    <meta:document-statistic meta:object-count="46"/>
    <meta:generator>LibreOffice/4.4.3.2$Windows_x86 LibreOffice_project/88805f81e9fe61362df02b9941de8e38a9b5fd16</meta:generator>
  </office:meta>
</office:document-meta>
</file>